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90000019A9FE144A5.png"/>
  <manifest:file-entry manifest:media-type="image/png" manifest:full-path="Pictures/10000201000001CE000002199F69187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WindDirectionEncoding</text:span></text:p>
          </draw:text-box>
        </draw:frame>
        <draw:g>
          <draw:frame draw:style-name="gr2" draw:text-style-name="P2" draw:layer="layout" svg:width="10.765cm" svg:height="12.513cm" svg:x="1cm" svg:y="2cm">
            <draw:image xlink:href="Pictures/10000201000001CE000002199F691874.png" xlink:type="simple" xlink:show="embed" xlink:actuate="onLoad">
              <text:p/>
            </draw:image>
          </draw:frame>
          <draw:frame draw:style-name="gr2" draw:text-style-name="P2" draw:layer="layout" svg:width="9.53cm" svg:height="9.553cm" svg:x="12.5cm" svg:y="3.25cm">
            <draw:image xlink:href="Pictures/10000201000001990000019A9FE144A5.png" xlink:type="simple" xlink:show="embed" xlink:actuate="onLoad">
              <text:p/>
            </draw:image>
          </draw:frame>
          <draw:frame draw:style-name="gr3" draw:layer="layout" svg:width="9.25cm" svg:height="0.75cm" svg:x="12.75cm" svg:y="13cm">
            <draw:text-box>
              <text:p>Example of North direction encoding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18:24:27</dc:date>
    <meta:editing-duration>P1DT1H15M29S</meta:editing-duration>
    <meta:editing-cycles>114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5"/>
    <meta:user-defined meta:name="Información 1"/>
    <meta:user-defined meta:name="Información 2"/>
    <meta:user-defined meta:name="Información 3"/>
    <meta:user-defined meta:name="Información 4"/>
  </office:meta>
</office:document-meta>
</file>